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9.029cm" table:align="left"/>
    </style:style>
    <style:style style:name="Tabela1.A" style:family="table-column">
      <style:table-column-properties style:column-width="4.126cm"/>
    </style:style>
    <style:style style:name="Tabela1.B" style:family="table-column">
      <style:table-column-properties style:column-width="7.038cm"/>
    </style:style>
    <style:style style:name="Tabela1.C" style:family="table-column">
      <style:table-column-properties style:column-width="7.86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Heading_20_3">
      <style:text-properties fo:font-size="18pt" style:font-size-asian="18pt" style:font-size-complex="18pt"/>
    </style:style>
    <style:style style:name="P3" style:family="paragraph" style:parent-style-name="Horizontal_20_Line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7"/>
    <style:style style:name="P6" style:family="paragraph" style:parent-style-name="Preformatted_20_Text" style:list-style-name="L6">
      <style:paragraph-properties style:writing-mode="lr-tb"/>
    </style:style>
    <style:style style:name="P7" style:family="paragraph" style:parent-style-name="Preformatted_20_Text" style:list-style-name="L7">
      <style:paragraph-properties style:writing-mode="lr-tb"/>
    </style:style>
    <style:style style:name="P8" style:family="paragraph" style:parent-style-name="Preformatted_20_Text" style:list-style-name="L6">
      <style:paragraph-properties fo:margin-top="0cm" fo:margin-bottom="0.499cm" loext:contextual-spacing="false" style:writing-mode="lr-tb"/>
    </style:style>
    <style:style style:name="P9" style:family="paragraph" style:parent-style-name="Preformatted_20_Text" style:list-style-name="L7">
      <style:paragraph-properties fo:margin-top="0cm" fo:margin-bottom="0.499cm" loext:contextual-spacing="false" style:writing-mode="lr-tb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text-properties fo:font-size="18pt" style:font-size-asian="18pt" style:font-size-complex="18pt"/>
    </style:style>
    <style:style style:name="T1" style:family="text">
      <style:text-properties fo:color="#158466"/>
    </style:style>
    <style:style style:name="T2" style:family="text">
      <style:text-properties fo:color="#1e6a39"/>
    </style:style>
    <style:style style:name="T3" style:family="text">
      <style:text-properties fo:color="#1e6a39" fo:font-style="italic" style:font-style-asian="italic" style:font-style-complex="italic"/>
    </style:style>
    <style:style style:name="T4" style:family="text">
      <style:text-properties officeooo:rsid="0002ab2a"/>
    </style:style>
    <style:style style:name="T5" style:family="text">
      <style:text-properties fo:color="#ea7500"/>
    </style:style>
    <style:style style:name="T6" style:family="text">
      <style:text-properties fo:color="#b85c00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002ab2a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7">Abaixo o passo a passo (fluxograma) de como os dados “viajam” desde a chamada à API, </text:span><text:span text:style-name="T8">salvos no Banco de Dados Local via ROOM e populam</text:span><text:span text:style-name="T7"> <text:s/>a listagem no Spinner, com a responsabilidade de cada arquivo:</text:span></text:p>
      <text:p text:style-name="P3"/>
      <text:h text:style-name="P1" text:outline-level="2">1. Login e Armazenamento de Credenciais</text:h>
      <text:p text:style-name="Text_20_body"><text:span text:style-name="Strong_20_Emphasis">Arquivo:</text:span> <text:span text:style-name="Source_20_Text"><text:span text:style-name="T3">LoginViewModel</text:span></text:span></text:p>
      <text:list xml:id="list3771558548" text:style-name="L1">
        <text:list-item>
          <text:p text:style-name="P10">Usuário preenche e aciona <text:span text:style-name="Source_20_Text">login(email, password)</text:span>.</text:p>
        </text:list-item>
        <text:list-item>
          <text:p text:style-name="P10"><text:span text:style-name="Strong_20_Emphasis"><text:span text:style-name="Source_20_Text">PersonRepository.login()</text:span></text:span> (via RetrofitClient/PersonService) faz POST de login à API.</text:p>
        </text:list-item>
        <text:list-item>
          <text:p text:style-name="P10">Se <text:span text:style-name="Source_20_Text">response.isSuccessful</text:span></text:p>
          <text:list>
            <text:list-item>
              <text:p text:style-name="P10">Extrai <text:span text:style-name="Source_20_Text">token</text:span>, <text:span text:style-name="Source_20_Text">personKey</text:span>, <text:span text:style-name="Source_20_Text">name</text:span> de <text:span text:style-name="Source_20_Text">response.body()</text:span></text:p>
            </text:list-item>
            <text:list-item>
              <text:p text:style-name="P10"><text:span text:style-name="Strong_20_Emphasis"><text:span text:style-name="Source_20_Text">PreferencesManager.store(...)</text:span></text:span> salva esses valores na DataStore (<text:span text:style-name="Source_20_Text">SharedPreferences</text:span> interna).</text:p>
            </text:list-item>
            <text:list-item>
              <text:p text:style-name="P10">Atualiza <text:span text:style-name="Source_20_Text">_login.value</text:span> → UI mostra sucesso.</text:p>
              <text:p text:style-name="P10"/>
            </text:list-item>
          </text:list>
        </text:list-item>
      </text:list>
      <text:h text:style-name="P1" text:outline-level="2">2. Verificação de Primeiro Acesso às Prioridades</text:h>
      <text:p text:style-name="Text_20_body"><text:span text:style-name="Strong_20_Emphasis">Ainda em</text:span> <text:span text:style-name="Source_20_Text"><text:span text:style-name="T3">LoginViewModel</text:span></text:span><text:span text:style-name="Source_20_Text">.verifyLoggedUser()</text:span></text:p>
      <text:list xml:id="list885570691" text:style-name="L2">
        <text:list-item>
          <text:p text:style-name="P11">Lê de DataStore (<text:span text:style-name="Source_20_Text">PreferencesManager.get(...)</text:span>) o <text:span text:style-name="Source_20_Text">token</text:span> e <text:span text:style-name="Source_20_Text">personKey</text:span>.</text:p>
        </text:list-item>
        <text:list-item>
          <text:p text:style-name="P11">Se vazios (usuário nunca autenticou), chama <text:span text:style-name="Source_20_Text">priorityRepository.listAPI()</text:span>.</text:p>
          <text:p text:style-name="P11"/>
        </text:list-item>
      </text:list>
      <text:h text:style-name="P1" text:outline-level="2">3. Chamada à API de Prioridades</text:h>
      <text:p text:style-name="Text_20_body"><text:span text:style-name="Strong_20_Emphasis">Arquivo:</text:span> <text:span text:style-name="Source_20_Text"><text:span text:style-name="T3">PriorityRepository</text:span></text:span></text:p>
      <text:list xml:id="list2124806751" text:style-name="L3">
        <text:list-item>
          <text:p text:style-name="P12"><text:span text:style-name="Source_20_Text">listAPI()</text:span> invoca <text:span text:style-name="Strong_20_Emphasis"><text:span text:style-name="Source_20_Text">remote.list()</text:span></text:span>, onde</text:p>
          <text:list>
            <text:list-item>
              <text:p text:style-name="P12"><text:span text:style-name="Strong_20_Emphasis"><text:span text:style-name="Source_20_Text">RetrofitClient.getService(PriorityService::class.java)</text:span></text:span> retorna uma instância de Retrofit configurada com base URL e interceptors.</text:p>
            </text:list-item>
            <text:list-item>
              <text:p text:style-name="P12"><text:span text:style-name="Strong_20_Emphasis"><text:span text:style-name="Source_20_Text">PriorityService.list()</text:span></text:span> faz GET <text:span text:style-name="Source_20_Text">/Priority</text:span> e devolve <text:span text:style-name="Source_20_Text">Response&lt;List&lt;PriorityModel&gt;&gt;</text:span>.</text:p>
            </text:list-item>
          </text:list>
        </text:list-item>
      </text:list>
      <text:p text:style-name="Text_20_body"/>
      <text:p text:style-name="Text_20_body"/>
      <text:h text:style-name="P1" text:outline-level="2"><text:soft-page-break/>4. Persistência Local no Room</text:h>
      <text:p text:style-name="Text_20_body"><text:span text:style-name="Strong_20_Emphasis">Ainda em</text:span> <text:span text:style-name="Source_20_Text"><text:span text:style-name="T3">PriorityRepository</text:span></text:span><text:span text:style-name="Source_20_Text">.save(list: List&lt;PriorityModel&gt;)</text:span></text:p>
      <text:list xml:id="list1432425728" text:style-name="L4">
        <text:list-item>
          <text:p text:style-name="P13"><text:span text:style-name="Strong_20_Emphasis"><text:span text:style-name="Source_20_Text">database.clear()</text:span></text:span> (PriorityDAO) → executa <text:span text:style-name="Source_20_Text">DELETE FROM Priority</text:span>.</text:p>
        </text:list-item>
        <text:list-item>
          <text:p text:style-name="P13"><text:span text:style-name="Strong_20_Emphasis"><text:span text:style-name="Source_20_Text">database.save(list)</text:span></text:span> (PriorityDAO @Insert) → grava cada <text:span text:style-name="Source_20_Text">PriorityModel</text:span> na tabela <text:span text:style-name="Source_20_Text">Priority</text:span>.</text:p>
          <text:list>
            <text:list-item>
              <text:p text:style-name="P13"><text:span text:style-name="Strong_20_Emphasis"><text:span text:style-name="Source_20_Text">TaskDatabase</text:span></text:span> é o <text:span text:style-name="Source_20_Text">RoomDatabase</text:span> singleton que gerou o <text:span text:style-name="Source_20_Text">PriorityDAO</text:span> a partir de <text:span text:style-name="Source_20_Text">abstract fun priorityDao()</text:span>.</text:p>
              <text:p text:style-name="P13"/>
            </text:list-item>
          </text:list>
        </text:list-item>
      </text:list>
      <text:h text:style-name="P1" text:outline-level="2">5. Exposição Reativa da Tabela</text:h>
      <text:p text:style-name="Text_20_body"><text:span text:style-name="Strong_20_Emphasis">Arquivo:</text:span> <text:span text:style-name="Source_20_Text"><text:span text:style-name="T3">PriorityRepository</text:span></text:span></text:p>
      <text:list xml:id="list1143387542" text:style-name="L5">
        <text:list-item>
          <text:p text:style-name="P14"><text:span text:style-name="Strong_20_Emphasis"><text:span text:style-name="Source_20_Text">list(): Flow&lt;List&lt;PriorityModel&gt;&gt;</text:span></text:span> retorna diretamente o Flow do DAO (<text:span text:style-name="Source_20_Text">PriorityDAO.list()</text:span>), ou seja, um stream que emite sempre que a tabela <text:span text:style-name="Source_20_Text">Priority</text:span> muda.</text:p>
          <text:p text:style-name="P14"/>
        </text:list-item>
      </text:list>
      <text:h text:style-name="P1" text:outline-level="2">6. Preparando a UI de Cadastro de Tarefas</text:h>
      <text:p text:style-name="Text_20_body"><text:span text:style-name="Strong_20_Emphasis">Arquivo:</text:span> <text:span text:style-name="Source_20_Text"><text:span text:style-name="T3">TaskFormViewModel</text:span></text:span></text:p>
      <text:list xml:id="list1150384968" text:style-name="L6">
        <text:list-item>
          <text:p text:style-name="P15"><text:span text:style-name="T4">Invoca</text:span>:</text:p>
          <text:p text:style-name="P4"/>
          <text:p text:style-name="P6"><text:span text:style-name="Source_20_Text"><text:span text:style-name="T6">private val priorityRepository = PriorityRepository(...)</text:span></text:span></text:p>
          <text:p text:style-name="P8"><text:span text:style-name="Source_20_Text"><text:span text:style-name="T6">val priorityList = priorityRepository.list().asLiveData()</text:span></text:span></text:p>
        </text:list-item>
        <text:list-item>
          <text:p text:style-name="P15">Converte o <text:span text:style-name="Source_20_Text">Flow&lt;List&lt;PriorityModel&gt;&gt;</text:span> em <text:span text:style-name="Source_20_Text">LiveData&lt;List&lt;PriorityModel&gt;&gt;</text:span>, pronto para ser observado.</text:p>
        </text:list-item>
      </text:list>
      <text:h text:style-name="P1" text:outline-level="2">7. Populando o Spinner</text:h>
      <text:p text:style-name="Text_20_body"><text:span text:style-name="Strong_20_Emphasis">Arquivo:</text:span> <text:span text:style-name="Source_20_Text"><text:span text:style-name="T3">TaskFormActivity</text:span></text:span></text:p>
      <text:list xml:id="list3784383052" text:style-name="L7">
        <text:list-item>
          <text:p text:style-name="P16">No <text:span text:style-name="Source_20_Text">onCreate()</text:span>, chama <text:span text:style-name="Source_20_Text">observe()</text:span>.</text:p>
        </text:list-item>
        <text:list-item>
          <text:p text:style-name="P16">Dentro de <text:span text:style-name="Source_20_Text">observe()</text:span>:</text:p>
          <text:p text:style-name="P5"/>
          <text:p text:style-name="P7"><text:span text:style-name="Source_20_Text"><text:span text:style-name="T6">viewModel.priorityList.observe(this) { list -&gt;</text:span></text:span></text:p>
          <text:p text:style-name="P7"><text:span text:style-name="Source_20_Text"><text:span text:style-name="T6"><text:s text:c="2"/>val labels = list.map { it.description } <text:s text:c="10"/>// extrai só as descrições</text:span></text:span></text:p>
          <text:p text:style-name="P7"><text:span text:style-name="Source_20_Text"><text:span text:style-name="T6"><text:s text:c="2"/>val adapter = ArrayAdapter(</text:span></text:span></text:p>
          <text:p text:style-name="P7"><text:span text:style-name="Source_20_Text"><text:span text:style-name="T6"><text:s text:c="4"/>this,</text:span></text:span></text:p>
          <text:p text:style-name="P7"><text:span text:style-name="Source_20_Text"><text:span text:style-name="T6"><text:s text:c="4"/>android.R.layout.simple_spinner_dropdown_item,</text:span></text:span></text:p>
          <text:p text:style-name="P7"><text:span text:style-name="Source_20_Text"><text:span text:style-name="T6"><text:s text:c="4"/>labels</text:span></text:span></text:p>
          <text:p text:style-name="P7"><text:span text:style-name="Source_20_Text"><text:span text:style-name="T6"><text:s text:c="2"/>)</text:span></text:span></text:p>
          <text:p text:style-name="P7"><text:span text:style-name="Source_20_Text"><text:span text:style-name="T6"><text:s text:c="2"/>binding.spinnerPriority.adapter = adapter <text:s text:c="9"/>// binda ao Spinner</text:span></text:span></text:p>
          <text:p text:style-name="P9"><text:span text:style-name="Source_20_Text"><text:span text:style-name="T6">}</text:span></text:span></text:p>
        </text:list-item>
        <text:list-item>
          <text:p text:style-name="P16">Assim que o DAO emite a lista (que já foi salva no login inicial), o Spinner aparece preenchido.</text:p>
        </text:list-item>
      </text:list>
      <text:p text:style-name="Horizontal_20_Line"><text:soft-page-break/></text:p>
      <text:h text:style-name="P2" text:outline-level="3">Conexões entre arquivos</text:h>
      <text:p text:style-name="P19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leLine94470339404800">
            <table:table-cell table:style-name="Tabela1.A1" office:value-type="string">
              <text:p text:style-name="Table_20_Heading">Componente</text:p>
            </table:table-cell>
            <table:table-cell table:style-name="Tabela1.A1" office:value-type="string">
              <text:p text:style-name="Table_20_Heading">Responsabilidade</text:p>
            </table:table-cell>
            <table:table-cell table:style-name="Tabela1.A1" office:value-type="string">
              <text:p text:style-name="Table_20_Heading">Conecta com…</text:p>
            </table:table-cell>
          </table:table-row>
        </table:table-header-rows>
        <table:table-row table:style-name="TableLine94470339404800">
          <table:table-cell table:style-name="Tabela1.A1" office:value-type="string">
            <text:p text:style-name="Table_20_Contents"><text:span text:style-name="Strong_20_Emphasis">RetrofitClient</text:span></text:p>
          </table:table-cell>
          <table:table-cell table:style-name="Tabela1.A1" office:value-type="string">
            <text:p text:style-name="Table_20_Contents">Singleton Retrofit + interceptors de header</text:p>
          </table:table-cell>
          <table:table-cell table:style-name="Tabela1.A1" office:value-type="string">
            <text:p text:style-name="Table_20_Contents">Cria <text:span text:style-name="Source_20_Text">PriorityService</text:span>, <text:span text:style-name="Source_20_Text">PersonService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PriorityService</text:span></text:p>
          </table:table-cell>
          <table:table-cell table:style-name="Tabela1.A1" office:value-type="string">
            <text:p text:style-name="Table_20_Contents">Declara endpoint <text:span text:style-name="Source_20_Text">@GET("Priority")</text:span></text:p>
          </table:table-cell>
          <table:table-cell table:style-name="Tabela1.A1" office:value-type="string">
            <text:p text:style-name="Table_20_Contents">Usado por <text:span text:style-name="Source_20_Text">PriorityRepository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PriorityRepository</text:span></text:p>
          </table:table-cell>
          <table:table-cell table:style-name="Tabela1.A1" office:value-type="string">
            <text:p text:style-name="Table_20_Contents">Orquestra chamadas remotas (<text:span text:style-name="Source_20_Text">listAPI</text:span>) e locais (<text:span text:style-name="Source_20_Text">save, list</text:span>)</text:p>
          </table:table-cell>
          <table:table-cell table:style-name="Tabela1.A1" office:value-type="string">
            <text:p text:style-name="Table_20_Contents">Usa <text:span text:style-name="Source_20_Text">PriorityService</text:span> e <text:span text:style-name="Source_20_Text">PriorityDAO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TaskDatabase</text:span></text:p>
          </table:table-cell>
          <table:table-cell table:style-name="Tabela1.A1" office:value-type="string">
            <text:p text:style-name="Table_20_Contents">Singleton RoomDatabase; gera <text:span text:style-name="Source_20_Text">PriorityDAO</text:span></text:p>
          </table:table-cell>
          <table:table-cell table:style-name="Tabela1.A1" office:value-type="string">
            <text:p text:style-name="Table_20_Contents"><text:span text:style-name="Source_20_Text">PriorityDAO</text:span> é obtido aqui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PriorityDAO</text:span></text:p>
          </table:table-cell>
          <table:table-cell table:style-name="Tabela1.A1" office:value-type="string">
            <text:p text:style-name="Table_20_Contents"><text:span text:style-name="Source_20_Text">@Insert</text:span>, <text:span text:style-name="Source_20_Text">@Query</text:span> com <text:span text:style-name="Source_20_Text">Flow&lt;List&lt;PriorityModel&gt;&gt;</text:span></text:p>
          </table:table-cell>
          <table:table-cell table:style-name="Tabela1.A1" office:value-type="string">
            <text:p text:style-name="Table_20_Contents">Opera sobre <text:span text:style-name="Source_20_Text">PriorityModel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PriorityModel</text:span></text:p>
          </table:table-cell>
          <table:table-cell table:style-name="Tabela1.A1" office:value-type="string">
            <text:p text:style-name="Table_20_Contents">Mapeia JSON da API e colunas da tabela Room</text:p>
          </table:table-cell>
          <table:table-cell table:style-name="Tabela1.A1" office:value-type="string">
            <text:p text:style-name="Table_20_Contents">Usado pelo Service e pelo DAO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LoginViewModel</text:span></text:p>
          </table:table-cell>
          <table:table-cell table:style-name="Tabela1.A1" office:value-type="string">
            <text:p text:style-name="Table_20_Contents">Autenticação + 1ª sincronização de prioridades</text:p>
          </table:table-cell>
          <table:table-cell table:style-name="Tabela1.A1" office:value-type="string">
            <text:p text:style-name="Table_20_Contents">Usa <text:span text:style-name="Source_20_Text">PersonRepository</text:span> e <text:span text:style-name="Source_20_Text">PriorityRepository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TaskFormViewModel</text:span></text:p>
          </table:table-cell>
          <table:table-cell table:style-name="Tabela1.A1" office:value-type="string">
            <text:p text:style-name="Table_20_Contents">Expõe <text:span text:style-name="Source_20_Text">LiveData</text:span> de prioridades para a UI</text:p>
          </table:table-cell>
          <table:table-cell table:style-name="Tabela1.A1" office:value-type="string">
            <text:p text:style-name="Table_20_Contents">Usa <text:span text:style-name="Source_20_Text">PriorityRepository.list()</text:span></text:p>
          </table:table-cell>
        </table:table-row>
        <table:table-row table:style-name="TableLine94470339404800">
          <table:table-cell table:style-name="Tabela1.A1" office:value-type="string">
            <text:p text:style-name="Table_20_Contents"><text:span text:style-name="Strong_20_Emphasis">TaskFormActivity</text:span></text:p>
          </table:table-cell>
          <table:table-cell table:style-name="Tabela1.A1" office:value-type="string">
            <text:p text:style-name="Table_20_Contents">Observa <text:span text:style-name="Source_20_Text">priorityList</text:span> e popula Spinner</text:p>
          </table:table-cell>
          <table:table-cell table:style-name="Tabela1.A1" office:value-type="string">
            <text:p text:style-name="Table_20_Contents">Usa <text:span text:style-name="Source_20_Text">TaskFormViewModel</text:span></text:p>
          </table:table-cell>
        </table:table-row>
      </table:table>
      <text:p text:style-name="Text_20_body"/>
      <text:p text:style-name="Text_20_body">Dessa forma, você garante que:</text:p>
      <text:list xml:id="list2075661040" text:style-name="L8">
        <text:list-item>
          <text:p text:style-name="P17"><text:span text:style-name="Strong_20_Emphasis">Somente após login</text:span> (e nunca mais) você carrega e salva a lista de prioridades;</text:p>
        </text:list-item>
        <text:list-item>
          <text:p text:style-name="P17"><text:span text:style-name="Strong_20_Emphasis">A qualquer momento</text:span> sua tela de formulário observa o banco local via Flow/LiveData e preenche o Spinner imediatamente;</text:p>
        </text:list-item>
        <text:list-item>
          <text:p text:style-name="P17"><text:span text:style-name="Strong_20_Emphasis">Room + Retrofit</text:span> trabalham juntos como cache local + fonte remota, com responsabilidades bem separada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81cm" fo:margin-bottom="1.281cm" fo:margin-left="1.281cm" fo:margin-right="1.28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4T12:02:40.847607239</meta:creation-date>
    <dc:date>2025-07-04T12:13:09.086890678</dc:date>
    <meta:editing-duration>PT18S</meta:editing-duration>
    <meta:editing-cycles>1</meta:editing-cycles>
    <meta:document-statistic meta:table-count="1" meta:image-count="0" meta:object-count="0" meta:page-count="3" meta:paragraph-count="85" meta:word-count="478" meta:character-count="3670" meta:non-whitespace-character-count="3262"/>
    <meta:generator>LibreOffice/6.4.7.2$Linux_X86_64 LibreOffice_project/40$Build-2</meta:generator>
  </office:meta>
</office:document-meta>
</file>